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officeooo:paragraph-rsid="000b53a8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0b53a8" style:font-name-asian="Helvetica" style:font-size-asian="12pt" style:font-weight-asian="normal" style:font-name-complex="Helvetica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3pt" officeooo:paragraph-rsid="000b53a8" style:font-size-asian="13pt" style:font-size-complex="13pt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officeooo:paragraph-rsid="000b53a8"/>
    </style:style>
    <style:style style:name="P14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0c07ff" officeooo:paragraph-rsid="000c07ff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style:use-window-font-color="true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" style:family="text">
      <style:text-properties style:use-window-font-color="true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style:use-window-font-color="true" fo:font-size="12pt" fo:font-weight="normal" officeooo:rsid="001e9397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5" style:family="text">
      <style:text-properties style:use-window-font-color="true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T6" style:family="text">
      <style:text-properties style:use-window-font-color="true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7" style:family="text">
      <style:text-properties style:use-window-font-color="true" fo:font-size="13pt" fo:font-weight="bold" officeooo:rsid="001e9397" style:font-name-asian="ArialMT" style:font-size-asian="13pt" style:font-weight-asian="bold" style:font-name-complex="ArialMT" style:font-size-complex="13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d0f70"/>
    </style:style>
    <style:style style:name="T11" style:family="text">
      <style:text-properties officeooo:rsid="000e076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Université </text:span><text:span text:style-name="T7">de </text:span><text:span text:style-name="T6">Montpellier</text:span></text:p>
      <text:p text:style-name="P13"><text:span text:style-name="T6">Faculté des Sciences</text:span><text:span text:style-name="T4"> </text:span></text:p>
      <text:p text:style-name="P5">Département Informatique</text:p>
      <text:p text:style-name="P6"/>
      <text:p text:style-name="P11"><text:span text:style-name="T1">Filière</text:span><text:span text:style-name="T2"> : M</text:span><text:span text:style-name="T3">aster</text:span><text:span text:style-name="T2"> </text:span><text:span text:style-name="T3">I</text:span><text:span text:style-name="T2">nformatique</text:span><text:span text:style-name="T4"> <text:tab/><text:tab/><text:tab/><text:tab/><text:tab/></text:span><text:span text:style-name="T1">Intervenant :</text:span><text:span text:style-name="T2"> Chouki TIBERMACINE</text:span></text:p>
      <text:p text:style-name="P3"/>
      <text:p text:style-name="P2">TP <text:span text:style-name="T11">4</text:span></text:p>
      <text:p text:style-name="P2">Composants OSGi sous Eclipse</text:p>
      <text:p text:style-name="P4"/>
      <text:p text:style-name="P10"><text:span text:style-name="T8">Exercice 1.</text:span> Tutoriel OSGi sous Eclipse</text:p>
      <text:list xml:id="list7357649346531384480" text:style-name="L1">
        <text:list-item>
          <text:p text:style-name="P14">Lancer Eclipse</text:p>
        </text:list-item>
        <text:list-item>
          <text:p text:style-name="P14">Créer un nouveau projet de composant OSGi : (ci-dessous, version anglaise<text:span text:style-name="T10">)</text:span></text:p>
          <text:list>
            <text:list-item>
              <text:p text:style-name="P14">Aller au menu File -&gt; New -&gt; Project...</text:p>
            </text:list-item>
            <text:list-item>
              <text:p text:style-name="P14">Choisir Plug-in project puis cliquer sur Next</text:p>
            </text:list-item>
            <text:list-item>
              <text:p text:style-name="P14">Donner un nom à votre projet (ça sera considéré comme le Bundle-SymbolicName)</text:p>
            </text:list-item>
            <text:list-item>
              <text:p text:style-name="P14">Dans la section « This plug-in is targeted to run with: », sélectionner le bouton radio « an OSGi Framework », puis choisir « Equinox » et cliquer sur Next</text:p>
            </text:list-item>
            <text:list-item>
              <text:p text:style-name="P14">L'assistant de création de projet (le wizard) vous propose de créer automatiquement l'activateur avec le même nom. </text:p>
            </text:list-item>
            <text:list-item>
              <text:p text:style-name="P14">Cliquer sur Finish</text:p>
            </text:list-item>
          </text:list>
        </text:list-item>
        <text:list-item>
          <text:p text:style-name="P14">Éditer le contenu du composant OSGi :</text:p>
          <text:list>
            <text:list-item>
              <text:p text:style-name="P14">Ajouter les packages, les interfaces et les classes nécessaires dans le répertoire « src »</text:p>
            </text:list-item>
            <text:list-item>
              <text:p text:style-name="P14">Les éditer et les enregistrer</text:p>
            </text:list-item>
            <text:list-item>
              <text:p text:style-name="P14">Éditer le Manifest et l'enregistrer</text:p>
            </text:list-item>
          </text:list>
        </text:list-item>
        <text:list-item>
          <text:p text:style-name="P14">Démarrer le composant OSGi (l'installer et l'activer) :</text:p>
          <text:list>
            <text:list-item>
              <text:p text:style-name="P14">Aller au menu Run -&gt; Run Configurations…</text:p>
            </text:list-item>
            <text:list-item>
              <text:p text:style-name="P16">Choisir « OSGi Framework » dans le menu à gauche </text:p>
            </text:list-item>
            <text:list-item>
              <text:p text:style-name="P14">Donner un nom à cette configuration d'exécution</text:p>
            </text:list-item>
            <text:list-item>
              <text:p text:style-name="P14">Décocher tous les projets du workspace, le cas échéant</text:p>
            </text:list-item>
            <text:list-item>
              <text:p text:style-name="P14">Cocher le projet du composant OSGi</text:p>
            </text:list-item>
            <text:list-item>
              <text:p text:style-name="P14">Décocher les bundles de la « Target Platform »</text:p>
            </text:list-item>
            <text:list-item>
              <text:p text:style-name="P14">Cocher le bundle : org.eclipse.osgi</text:p>
            </text:list-item>
            <text:list-item>
              <text:p text:style-name="P14">Décocher la case devant « Add new workspace bundles to this launch configuration automatically »</text:p>
            </text:list-item>
            <text:list-item>
              <text:p text:style-name="P14">Dans l'onglet « Common », sélectionner l'option « Shared File » et choisir (« Browse » pour aller vers) votre projet. Ceci permet d'enregistrer la configuration de l'exécution dans votre projet</text:p>
            </text:list-item>
            <text:list-item>
              <text:p text:style-name="P14">Cliquer sur « Run »</text:p>
            </text:list-item>
          </text:list>
        </text:list-item>
      </text:list>
      <text:p text:style-name="P9"/>
      <text:p text:style-name="P12"><text:span text:style-name="T5">Exercice 2.</text:span><text:span text:style-name="T4"> Application HelloWorld</text:span></text:p>
      <text:p text:style-name="P7">Écrire le bundle OSGi (vu en cours) qui affiche « Hello World ! » au moment de son activation et « Goodbye World ! » au moment de sa désactivation.</text:p>
      <text:p text:style-name="P7">Tester les deux versions vues en cours (en utilisant un « <text:span text:style-name="T9">Service Bundle</text:span> » et sans celui-ci).</text:p>
      <text:p text:style-name="P7"/>
      <text:p text:style-name="P8">Chouki TIBERMAC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08-09-21T12:20:08</meta:creation-date>
    <dc:date>2017-11-06T15:42:55.711149330</dc:date>
    <dc:language>fr-FR</dc:language>
    <meta:editing-cycles>123</meta:editing-cycles>
    <meta:editing-duration>PT18H30M24S</meta:editing-duration>
    <meta:document-statistic meta:table-count="0" meta:image-count="0" meta:object-count="0" meta:page-count="1" meta:paragraph-count="35" meta:word-count="339" meta:character-count="1921" meta:non-whitespace-character-count="1632"/>
    <meta:user-defined meta:name="Info 1"/>
    <meta:user-defined meta:name="Info 2"/>
    <meta:user-defined meta:name="Info 3"/>
    <meta:user-defined meta:name="Info 4"/>
  </office:meta>
</office:document-meta>
</file>